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vet så wrapper funktioner virker med nye implementation.(Tjek i Wrappertester projekt.)<text:line-break/></text:p>
      <text:p text:style-name="Standard">Note: Vector index starter fra 1.<text:line-break/><text:tab/><text:tab/></text:p>
      <text:p text:style-name="Standard">Commit når testet.<text:line-break/><text:line-break/>Note: Der så ud til at mangle flere filer for USBC funktionerne i RoboGO folderen.(Par folder og ER4CONF fil vidst.) Dette skal fixes. Endte med at i test projektet at lægge det direkte i debug folderen for at kunne køre det.(Ændrede også i dllimport DLL fil placering så ikke tog fra DLLFiles folderen.)<text:line-break/><text:line-break/>I kan komme i gang med script. Yah.<text:line-break/><text:line-break/>Tjek Scrum board eller issuetracker for mere.<text:line-break/><text:tab/>Dokumentation er en god idé at lave på.<text:line-break/><text:line-break/>Husk at der er accepttest imorgen (er skrevet ind i kalenderen!).<text:line-break/><text:line-break/>Btw....<text:line-break/><text:line-break/>Hvor er min USB?!?!?!?!?!?!?!?!?!?!?!?!?!?<text:line-break/>Vi fik alle gode pizza...I skal komme på skype og vise video, så vi ved, I er der! Til en af os fire, der var her i nat.<text:line-break/><text:line-break/>I skal være der i mindst 8 timer... 08:00 - 16:00.. og være produkti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5$Windows_x86 LibreOffice_project/7e68ba2-a744ebf-1f241b7-c506db1-7d53735</meta:generator>
    <dc:date>2012-05-29T09:12:43.16</dc:date>
    <meta:document-statistic meta:table-count="0" meta:image-count="0" meta:object-count="0" meta:page-count="1" meta:paragraph-count="3" meta:word-count="154" meta:character-count="888" meta:non-whitespace-character-count="725"/>
    <meta:user-defined meta:name="Info 1"/>
    <meta:user-defined meta:name="Info 2"/>
    <meta:user-defined meta:name="Info 3"/>
    <meta:user-defined meta:name="Info 4"/>
  </office:meta>
</office:document-meta>
</file>